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ono Prop" svg:font-family="'Latin Modern Mono Prop'"/>
    <style:font-face style:name="Latin Modern Mono Prop1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none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none" style:writing-mode="page"/>
    </style:style>
    <style:style style:name="Tableau1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P-uplets.</text:p>
          </table:table-cell>
          <table:table-cell table:style-name="Tableau1.A2" office:value-type="string">
            <text:p text:style-name="Table_20_Contents">C2.1 : Écrire une fonction renvoyant un p-uplet de valeurs.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>Tableau indexé</text:p>
          </table:table-cell>
          <table:table-cell table:style-name="Tableau1.A2" office:value-type="string">
            <text:p text:style-name="Table_20_Contents">C2.2 : Lire et modifier les éléments d’un tableau grâce à leurs index.</text:p>
          </table:table-cell>
          <table:table-cell table:style-name="Tableau1.C2" office:value-type="string">
            <text:p text:style-name="Table_20_Contents">Seuls les tableaux dont les éléments sont du même type sont présentés.</text:p>
          </table:table-cell>
        </table:table-row>
        <table:table-row table:style-name="Tableau1.1"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>C2.3 : Construire un tableau par compréhension</text:p>
          </table:table-cell>
          <table:table-cell table:style-name="Tableau1.C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ono Prop" svg:font-family="'Latin Modern Mono Prop'"/>
    <style:font-face style:name="Latin Modern Mono Prop1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8:13:42.058666022</meta:creation-date>
    <meta:editing-duration>PT2H12M24S</meta:editing-duration>
    <meta:editing-cycles>16</meta:editing-cycles>
    <meta:generator>LibreOffice/7.3.7.2$Linux_X86_64 LibreOffice_project/30$Build-2</meta:generator>
    <dc:date>2022-12-14T12:08:20.322953193</dc:date>
    <meta:document-statistic meta:table-count="1" meta:image-count="0" meta:object-count="0" meta:page-count="1" meta:paragraph-count="9" meta:word-count="49" meta:character-count="304" meta:non-whitespace-character-count="264"/>
  </office:meta>
</office:document-meta>
</file>